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100000424F190FC9AE271F5ED.png" manifest:media-type="image/png"/>
  <manifest:file-entry manifest:full-path="Pictures/10000001000007410000042422C1B4CD1C6A7758.png" manifest:media-type="image/png"/>
  <manifest:file-entry manifest:full-path="Pictures/1000000100000741000004246B61ABD3886D52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2" text:anchor-type="char" svg:x="-1.159cm" svg:y="1.455cm" svg:width="19.535cm" svg:height="15.053cm" draw:z-index="1"><draw:image xlink:href="Pictures/1000000100000741000004246B61ABD3886D52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1.404cm" svg:y="-0.035cm" svg:width="19.874cm" svg:height="16.203cm" draw:z-index="0"><draw:image xlink:href="Pictures/100000010000074100000424F190FC9AE271F5ED.png" xlink:type="simple" xlink:show="embed" xlink:actuate="onLoad" draw:mime-type="image/png"/></draw:frame><draw:frame draw:style-name="fr1" draw:name="Image3" text:anchor-type="char" svg:x="-1.138cm" svg:y="16.965cm" svg:width="19.085cm" svg:height="9.703cm" draw:z-index="2"><draw:image xlink:href="Pictures/10000001000007410000042422C1B4CD1C6A775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4:16:21.816716263</meta:creation-date>
    <dc:date>2023-10-23T14:21:20.768866428</dc:date>
    <meta:editing-duration>PT3M5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